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63" calcext:value-type="float">
            <text:p>1363</text:p>
          </table:table-cell>
          <table:table-cell table:style-name="ce7" table:formula="of:=COUNTIF([.B7:.B999998];&quot;X&quot;)" office:value-type="float" office:value="1179" calcext:value-type="float">
            <text:p>117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9" calcext:value-type="float">
            <text:p>89</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9" calcext:value-type="float">
            <text:p>159</text:p>
          </table:table-cell>
          <table:table-cell table:style-name="ce25" table:formula="of:=SUM([.B2:.F2])" office:value-type="float" office:value="1450" calcext:value-type="float">
            <text:p>14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3" table:number-rows-repeated="4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05">00/00/0000</text:date>, <text:time style:data-style-name="N2" text:time-value="23:01:03.3818846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05T23:01:33.883582745</dc:date>
    <meta:editing-duration>P1DT11H26M3S</meta:editing-duration>
    <meta:editing-cycles>1351</meta:editing-cycles>
    <meta:document-statistic meta:table-count="1" meta:cell-count="8228" meta:object-count="0"/>
  </office:meta>
</office:document-meta>
</file>